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 style:page-number="auto"/>
      <style:text-properties fo:background-color="#3deb3d"/>
    </style:style>
    <style:style style:name="P2" style:family="paragraph" style:parent-style-name="Standard">
      <style:paragraph-properties fo:text-align="center" style:justify-single-word="false"/>
      <style:text-properties fo:background-color="#3deb3d"/>
    </style:style>
    <style:style style:name="P3" style:family="paragraph" style:parent-style-name="Standard">
      <style:text-properties style:font-name="Courier New"/>
    </style:style>
    <style:style style:name="P4" style:family="paragraph" style:parent-style-name="Standard">
      <style:text-properties style:font-name="Courier New" fo:font-weight="bold" style:font-weight-asian="bold" style:font-weight-complex="bold"/>
    </style:style>
    <style:style style:name="P5" style:family="paragraph" style:parent-style-name="Standard">
      <style:text-properties style:font-name="Courier New" fo:font-weight="bold" fo:background-color="#ffff00" style:font-weight-asian="bold" style:font-weight-complex="bold"/>
    </style:style>
    <style:style style:name="P6" style:family="paragraph" style:parent-style-name="Standard">
      <style:text-properties style:font-name="Courier New" fo:language="fr" fo:country="FR" fo:font-weight="bold" style:font-weight-asian="bold" style:font-weight-complex="bold"/>
    </style:style>
    <style:style style:name="P7" style:family="paragraph" style:parent-style-name="Standard">
      <style:paragraph-properties fo:margin-left="3.747cm" fo:margin-right="0cm" fo:text-indent="1.249cm" style:auto-text-indent="false"/>
      <style:text-properties style:font-name="Courier New" fo:font-weight="bold" style:font-weight-asian="bold" style:font-weight-complex="bold"/>
    </style:style>
    <style:style style:name="T1" style:family="text">
      <style:text-properties fo:language="fr" fo:country="FR"/>
    </style:style>
    <style:style style:name="T2" style:family="text">
      <style:text-properties style:font-name="Courier New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GORITMO SELECTIVIDAD</text:p>
      <text:p text:style-name="P2"/>
      <text:p text:style-name="P3"/>
      <text:p text:style-name="P4">Tenemos dos ficheros; el fichero de carrera lo leemos integramente y lo cargamos en un array llamado TC en cada celda tiene dos atributos: el código y el número de plazas.</text:p>
      <text:p text:style-name="P4"/>
      <text:p text:style-name="P4"><text:tab/>TC es un array de 60 celdas </text:p>
      <text:p text:style-name="P4"><text:tab/><text:tab/>int<text:tab/>codigo</text:p>
      <text:p text:style-name="P4"><text:tab/><text:tab/>int<text:tab/>nplazas</text:p>
      <text:p text:style-name="P4"/>
      <text:p text:style-name="P4">El fichero de estudiantes se va leyendo registro a registro y se procesa <text:s/>hasta encontrar el final del fichero.</text:p>
      <text:p text:style-name="P4">Este fichero está ordenado por nota de acceso, el primero es el que tiene la nota más alta y elige primero.</text:p>
      <text:p text:style-name="Standard"/>
      <text:p text:style-name="Standard">I<text:span text:style-name="T2">NICIO</text:span></text:p>
      <text:p text:style-name="Standard"><text:span text:style-name="T2"><text:tab/>cargar (TC) ; </text:span></text:p>
      <text:p text:style-name="Standard"><text:span text:style-name="T2"><text:s text:c="2"/>// lee todo el fichero fcarreras y lo pone en el array</text:span></text:p>
      <text:p text:style-name="Standard"><text:span text:style-name="T2"><text:s/></text:span></text:p>
      <text:p text:style-name="P4"><text:tab/>mientras ( NO(EOF) <text:s/>Festudiantes <text:s/>)</text:p>
      <text:p text:style-name="P4"><text:tab/><text:tab/><text:tab/>// EOF ~ es End of File </text:p>
      <text:p text:style-name="P4"/>
      <text:p text:style-name="P4"><text:tab/><text:tab/>leer un registro de Festudiantes;</text:p>
      <text:p text:style-name="P4"/>
      <text:p text:style-name="P4"><text:tab/><text:tab/>obtener dni / op1 / op2 / op3</text:p>
      <text:p text:style-name="P4"/>
      <text:p text:style-name="P4"><text:tab/><text:tab/>aux<text:span text:style-name="T1"> &lt;--- intentar ( TC, op1 )</text:span></text:p>
      <text:p text:style-name="P6"><text:tab/><text:tab/></text:p>
      <text:p text:style-name="P6"><text:tab/><text:tab/>si aux &lt;&gt; 0 <text:s/>// tiene plaza </text:p>
      <text:p text:style-name="P4"><text:span text:style-name="T1"><text:tab/><text:tab/><text:tab/></text:span>carrera &lt;--- op1 </text:p>
      <text:p text:style-name="P4"/>
      <text:p text:style-name="P4"><text:tab/><text:tab/>sino <text:s/>// se intenta con otra opción </text:p>
      <text:p text:style-name="P4"><text:tab/><text:tab/><text:tab/><text:span text:style-name="T1">aux &lt;--- intentar ( TC, op2 )</text:span></text:p>
      <text:p text:style-name="P6"><text:tab/><text:tab/><text:tab/>si aux &lt;&gt; 0</text:p>
      <text:p text:style-name="P4"><text:span text:style-name="T1"><text:tab/><text:tab/><text:tab/></text:span></text:p>
      <text:p text:style-name="P7">carrera &lt;--- op2</text:p>
      <text:p text:style-name="P4"><text:tab/><text:tab/><text:tab/>sino</text:p>
      <text:p text:style-name="P4"><text:tab/><text:tab/><text:tab/><text:tab/><text:span text:style-name="T1">aux &lt;--- intentar ( TC, op3 )</text:span></text:p>
      <text:p text:style-name="P4"><text:tab/><text:span text:style-name="T1"><text:tab/><text:tab/><text:tab/>si aux &lt;&gt; 0</text:span></text:p>
      <text:p text:style-name="P4"><text:span text:style-name="T1"><text:tab/><text:tab/><text:tab/><text:tab/><text:tab/></text:span>carrera &lt;--- op3</text:p>
      <text:p text:style-name="P4"><text:tab/><text:tab/><text:tab/><text:tab/>sino</text:p>
      <text:p text:style-name="P4"><text:tab/><text:tab/><text:tab/><text:tab/><text:tab/>carrera &lt;--- <text:s text:c="2"/>-1 // No tiene</text:p>
      <text:p text:style-name="P4"><text:tab/><text:tab/><text:tab/><text:tab/>finsi</text:p>
      <text:p text:style-name="P4"><text:tab/><text:tab/><text:tab/>finsi</text:p>
      <text:p text:style-name="P4"><text:tab/><text:tab/>finsi</text:p>
      <text:p text:style-name="P4"><text:tab/><text:tab/>mostrar <text:s/>dni <text:s text:c="2"/>y carrera</text:p>
      <text:p text:style-name="P4"><text:tab/></text:p>
      <text:p text:style-name="P4"><text:tab/>finmientras /* de leer el fichero */</text:p>
      <text:p text:style-name="P4"/>
      <text:p text:style-name="P6">FIN</text:p>
      <text:p text:style-name="P6"><text:soft-page-break/></text:p>
      <text:p text:style-name="P4"/>
      <text:p text:style-name="P5">devuelve entero función intentar ( TC, cod )</text:p>
      <text:p text:style-name="P4">/* busca en la tabla TC el código cod , si hay plazas decrementa 1 y devuelve el valor de la celda donde está ese codigo, si no hay devuelve 0 */</text:p>
      <text:p text:style-name="P4"/>
      <text:p text:style-name="P4">asignado &lt;-- 0</text:p>
      <text:p text:style-name="P4">desde c &lt;--- 0 hasta 59</text:p>
      <text:p text:style-name="P4"><text:tab/>si TC [ c ]. codigo = cod <text:s/>y TC [ c].nplazas &gt; 0</text:p>
      <text:p text:style-name="P4"><text:tab/>entonces</text:p>
      <text:p text:style-name="P4"><text:tab/><text:tab/>TC [c].nplazas &lt;--- TC [c].nplazas -1</text:p>
      <text:p text:style-name="P4"><text:tab/><text:tab/>asignado &lt;-- c</text:p>
      <text:p text:style-name="P4"><text:tab/>finsi</text:p>
      <text:p text:style-name="P4">findesde</text:p>
      <text:p text:style-name="P4">devuelve <text:s text:c="2"/>asignado</text:p>
      <text:p text:style-name="P4"/>
      <text:p text:style-name="P4">fin /* de la función intentar */</text:p>
      <text:p text:style-name="P4"/>
      <text:p text:style-name="P4"/>
      <text:p text:style-name="P4"/>
      <text:p text:style-name="P4">/*****************************************************/</text:p>
      <text:p text:style-name="P4"/>
      <text:p text:style-name="P4"><text:tab/>Se podría hacer que la función intentar no cambie el atributo nplazas, que eso se haga en el main. </text:p>
      <text:p text:style-name="P4">Para lo cual, cuando la función intentar responde que hay plazas está indicando en qué celda encontró el código de la carrera asignada al estudiante, entonces se decrementa nplazas .</text:p>
      <text:p text:style-name="P4"/>
      <text:p text:style-name="P4">/*****************************************************/</text:p>
      <text:p text:style-name="P4"/>
      <text:p text:style-name="P4">Si queremos que los resultados se muestren ordenados por dni habrá que guardarlos en un array Tasignaciones que tiene dni + <text:s/>codigo ; <text:s/>cuando se hayan procesado todos los datos se ordena ese array por dni y luego se muestra y si queremos también se graba en un fichero.</text:p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LGORITMO</dc:title>
    <meta:initial-creator>C</meta:initial-creator>
    <meta:creation-date>2004-10-25T19:18:00</meta:creation-date>
    <dc:date>2020-04-23T19:54:28.01</dc:date>
    <meta:editing-cycles>4</meta:editing-cycles>
    <meta:editing-duration>P2171DT10H48S</meta:editing-duration>
    <meta:generator>OpenOffice.org/3.4.1$Win32 OpenOffice.org_project/341m1$Build-9593</meta:generator>
    <meta:document-statistic meta:table-count="0" meta:image-count="0" meta:object-count="0" meta:page-count="2" meta:paragraph-count="54" meta:word-count="384" meta:character-count="2132"/>
  </office:meta>
</office:document-meta>
</file>